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2" style:family="table">
      <style:table-properties style:width="6.3021in" table:align="margins"/>
    </style:style>
    <style:style style:name="Tabel2.A" style:family="table-column">
      <style:table-column-properties style:column-width="1.5757in" style:rel-column-width="16383*"/>
    </style:style>
    <style:style style:name="Tabel2.B" style:family="table-column">
      <style:table-column-properties style:column-width="1.5757in" style:rel-column-width="16384*"/>
    </style:style>
    <style:style style:name="Tabel2.A1" style:family="table-cell">
      <style:table-cell-properties fo:padding="0.0382in" fo:border-left="0.05pt solid #000000" fo:border-right="none" fo:border-top="0.05pt solid #000000" fo:border-bottom="0.05pt solid #000000"/>
    </style:style>
    <style:style style:name="Tabel2.D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D2" style:family="table-cell">
      <style:table-cell-properties fo:padding="0.0382in" fo:border-left="0.05pt solid #000000" fo:border-right="0.05pt solid #000000" fo:border-top="none" fo:border-bottom="0.05pt solid #000000"/>
    </style:style>
    <style:style style:name="Table1" style:family="table">
      <style:table-properties style:width="6.3021in" table:align="margins"/>
    </style:style>
    <style:style style:name="Table1.A" style:family="table-column">
      <style:table-column-properties style:column-width="1.575in" style:rel-column-width="2268*"/>
    </style:style>
    <style:style style:name="Table1.B" style:family="table-column">
      <style:table-column-properties style:column-width="1.5757in" style:rel-column-width="22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5" style:family="paragraph" style:parent-style-name="Text_20_body">
      <style:text-properties officeooo:rsid="00170b1b" officeooo:paragraph-rsid="00170b1b"/>
    </style:style>
    <style:style style:name="P16" style:family="paragraph" style:parent-style-name="Contents_20_Heading">
      <style:text-properties fo:language="et" fo:country="EE"/>
    </style:style>
    <style:style style:name="P17" style:family="paragraph" style:parent-style-name="Contents_20_Heading">
      <style:paragraph-properties fo:break-before="page"/>
      <style:text-properties fo:language="et" fo:country="EE"/>
    </style:style>
    <style:style style:name="P18" style:family="paragraph" style:parent-style-name="Contents_20_Heading">
      <style:paragraph-properties fo:break-before="page"/>
      <style:text-properties officeooo:rsid="00170b1b" officeooo:paragraph-rsid="00170b1b"/>
    </style:style>
    <style:style style:name="P19"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20" style:family="paragraph" style:parent-style-name="Table_20_Contents">
      <style:paragraph-properties fo:text-align="justify" style:justify-single-word="false"/>
      <style:text-properties style:font-name="Times New Roman" style:font-size-asian="10.5pt"/>
    </style:style>
    <style:style style:name="P21"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22"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23"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24" style:family="paragraph" style:parent-style-name="Text_20_body">
      <style:paragraph-properties fo:text-align="start" style:justify-single-word="false"/>
      <style:text-properties officeooo:rsid="00170b1b" officeooo:paragraph-rsid="00170b1b"/>
    </style:style>
    <style:style style:name="P25" style:family="paragraph" style:parent-style-name="Text_20_body">
      <style:text-properties officeooo:rsid="0028302a" officeooo:paragraph-rsid="0028302a"/>
    </style:style>
    <style:style style:name="P26" style:family="paragraph" style:parent-style-name="Text_20_body">
      <style:text-properties officeooo:rsid="0028b4bf" officeooo:paragraph-rsid="0028b4bf"/>
    </style:style>
    <style:style style:name="P27" style:family="paragraph" style:parent-style-name="Text_20_body">
      <style:text-properties officeooo:rsid="002b566c" officeooo:paragraph-rsid="002b566c"/>
    </style:style>
    <style:style style:name="P28" style:family="paragraph" style:parent-style-name="Text_20_body">
      <style:text-properties officeooo:rsid="002d4ca1" officeooo:paragraph-rsid="002d4ca1"/>
    </style:style>
    <style:style style:name="P29" style:family="paragraph" style:parent-style-name="Text_20_body">
      <style:paragraph-properties fo:text-align="start" style:justify-single-word="false"/>
      <style:text-properties officeooo:rsid="002d4ca1" officeooo:paragraph-rsid="002d4ca1"/>
    </style:style>
    <style:style style:name="P30" style:family="paragraph" style:parent-style-name="Text_20_body">
      <style:text-properties officeooo:paragraph-rsid="002d4ca1"/>
    </style:style>
    <style:style style:name="P31" style:family="paragraph" style:parent-style-name="Text_20_body">
      <style:text-properties fo:font-style="normal" officeooo:rsid="002ec8bb" officeooo:paragraph-rsid="002d4ca1" style:font-style-asian="normal" style:font-style-complex="normal"/>
    </style:style>
    <style:style style:name="P32" style:family="paragraph" style:parent-style-name="Text_20_body">
      <style:text-properties fo:font-style="normal" officeooo:rsid="002ef8d9" officeooo:paragraph-rsid="002d4ca1" style:font-style-asian="normal" style:font-style-complex="normal"/>
    </style:style>
    <style:style style:name="P33" style:family="paragraph" style:parent-style-name="Text_20_body" style:list-style-name="L1">
      <style:text-properties fo:font-style="normal" officeooo:rsid="002ef8d9" officeooo:paragraph-rsid="002d4ca1" style:font-style-asian="normal" style:font-style-complex="normal"/>
    </style:style>
    <style:style style:name="P34" style:family="paragraph" style:parent-style-name="Text_20_body" style:list-style-name="L1">
      <style:text-properties fo:font-style="normal" officeooo:rsid="00316143" officeooo:paragraph-rsid="002d4ca1" style:font-style-asian="normal" style:font-style-complex="normal"/>
    </style:style>
    <style:style style:name="P35" style:family="paragraph" style:parent-style-name="Text_20_body">
      <style:text-properties fo:font-style="normal" officeooo:rsid="00316143" officeooo:paragraph-rsid="002d4ca1" style:font-style-asian="normal" style:font-style-complex="normal"/>
    </style:style>
    <style:style style:name="P36" style:family="paragraph" style:parent-style-name="Text_20_body">
      <style:text-properties officeooo:paragraph-rsid="002659a2"/>
    </style:style>
    <style:style style:name="P37"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38"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39" style:family="paragraph" style:parent-style-name="Heading_20_1" style:list-style-name="">
      <style:text-properties fo:language="et" fo:country="EE"/>
    </style:style>
    <style:style style:name="P40" style:family="paragraph" style:parent-style-name="Heading_20_1">
      <style:paragraph-properties fo:break-before="page"/>
      <style:text-properties fo:language="et" fo:country="EE"/>
    </style:style>
    <style:style style:name="P41" style:family="paragraph" style:parent-style-name="Heading_20_1">
      <style:paragraph-properties fo:break-before="page"/>
      <style:text-properties officeooo:rsid="00170b1b" officeooo:paragraph-rsid="002d4ca1"/>
    </style:style>
    <style:style style:name="P42" style:family="paragraph" style:parent-style-name="Heading_20_2">
      <style:text-properties officeooo:rsid="00170b1b" officeooo:paragraph-rsid="00170b1b"/>
    </style:style>
    <style:style style:name="P43" style:family="paragraph" style:parent-style-name="Heading_20_2">
      <style:text-properties fo:language="et" fo:country="EE"/>
    </style:style>
    <style:style style:name="P44" style:family="paragraph" style:parent-style-name="Heading_20_2">
      <style:text-properties officeooo:rsid="002659a2" officeooo:paragraph-rsid="002659a2"/>
    </style:style>
    <style:style style:name="P45" style:family="paragraph" style:parent-style-name="Heading_20_3">
      <style:text-properties fo:language="et" fo:country="EE"/>
    </style:style>
    <style:style style:name="P46" style:family="paragraph" style:parent-style-name="Heading_20_3">
      <style:text-properties officeooo:rsid="00170b1b" officeooo:paragraph-rsid="00170b1b"/>
    </style:style>
    <style:style style:name="P47" style:family="paragraph" style:parent-style-name="Heading_20_3">
      <style:text-properties officeooo:rsid="0028302a" officeooo:paragraph-rsid="0028302a"/>
    </style:style>
    <style:style style:name="P48" style:family="paragraph" style:parent-style-name="Heading_20_3">
      <style:text-properties officeooo:rsid="002d4ca1" officeooo:paragraph-rsid="002d4ca1"/>
    </style:style>
    <style:style style:name="P49" style:family="paragraph" style:parent-style-name="Contents_20_2">
      <style:paragraph-properties>
        <style:tab-stops>
          <style:tab-stop style:position="6.1055in" style:type="right" style:leader-style="dotted" style:leader-text="."/>
        </style:tab-stops>
      </style:paragraph-properties>
    </style:style>
    <style:style style:name="P50" style:family="paragraph" style:parent-style-name="Contents_20_1">
      <style:paragraph-properties>
        <style:tab-stops>
          <style:tab-stop style:position="6.302in" style:type="right" style:leader-style="dotted" style:leader-text="."/>
        </style:tab-stops>
      </style:paragraph-properties>
    </style:style>
    <style:style style:name="P51" style:family="paragraph" style:parent-style-name="Contents_20_3">
      <style:paragraph-properties>
        <style:tab-stops>
          <style:tab-stop style:position="5.9091in" style:type="right" style:leader-style="dotted" style:leader-text="."/>
        </style:tab-stops>
      </style:paragraph-properties>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50"><text:a xlink:type="simple" xlink:href="#__RefHeading___Toc855_265881006" text:style-name="Index_20_Link" text:visited-style-name="Index_20_Link"><text:s/>1. Lahendusalgoritmid<text:tab/>5</text:a></text:p>
          <text:p text:style-name="P49"><text:a xlink:type="simple" xlink:href="#__RefHeading___Toc1187_265881006" text:style-name="Index_20_Link" text:visited-style-name="Index_20_Link"><text:s/>1.1. Terminoloogia<text:tab/>5</text:a></text:p>
          <text:p text:style-name="P49"><text:a xlink:type="simple" xlink:href="#__RefHeading___Toc857_265881006" text:style-name="Index_20_Link" text:visited-style-name="Index_20_Link"><text:s/>1.2. Kasutatavate algoritmide ülevaade<text:tab/>6</text:a></text:p>
          <text:p text:style-name="P51"><text:a xlink:type="simple" xlink:href="#__RefHeading___Toc859_265881006" text:style-name="Index_20_Link" text:visited-style-name="Index_20_Link"><text:s/>1.2.1. Thistlewhite algoritm<text:tab/>6</text:a></text:p>
          <text:p text:style-name="P51"><text:a xlink:type="simple" xlink:href="#__RefHeading___Toc1189_265881006" text:style-name="Index_20_Link" text:visited-style-name="Index_20_Link"><text:s/>1.2.2. Kociemba algoritm<text:tab/>7</text:a></text:p>
          <text:p text:style-name="P51"><text:a xlink:type="simple" xlink:href="#__RefHeading___Toc1191_265881006" text:style-name="Index_20_Link" text:visited-style-name="Index_20_Link"><text:s/>1.2.3. Korfi algoritm<text:tab/>8</text:a></text:p>
          <text:p text:style-name="P49"><text:a xlink:type="simple" xlink:href="#__RefHeading___Toc1202_1683908717" text:style-name="Index_20_Link" text:visited-style-name="Index_20_Link"><text:s/>1.3. Algoritmide võrdlus<text:tab/>8</text:a></text:p>
          <text:p text:style-name="P49"><text:a xlink:type="simple" xlink:href="#__RefHeading___Toc1193_265881006" text:style-name="Index_20_Link" text:visited-style-name="Index_20_Link"><text:s/>1.4. Realisatsioon ja tulemuste analüüs<text:tab/>8</text:a></text:p>
          <text:p text:style-name="P51"><text:a xlink:type="simple" xlink:href="#__RefHeading___Toc1204_1683908717" text:style-name="Index_20_Link" text:visited-style-name="Index_20_Link"><text:s/>1.4.1. Jõulahendus<text:tab/>8</text:a></text:p>
          <text:p text:style-name="P51"><text:a xlink:type="simple" xlink:href="#__RefHeading___Toc1206_1683908717" text:style-name="Index_20_Link" text:visited-style-name="Index_20_Link"><text:s/>1.4.2. Kociemba integreerimine<text:tab/>8</text:a></text:p>
          <text:p text:style-name="P51"><text:a xlink:type="simple" xlink:href="#__RefHeading___Toc1208_1683908717" text:style-name="Index_20_Link" text:visited-style-name="Index_20_Link"><text:s/>1.4.3. Thistlethwaite’i realisatsioon<text:tab/>8</text:a></text:p>
          <text:p text:style-name="P51"><text:a xlink:type="simple" xlink:href="#__RefHeading___Toc1210_1683908717" text:style-name="Index_20_Link" text:visited-style-name="Index_20_Link"><text:s/>1.4.4. Jõudluse võrdlus<text:tab/>10</text:a></text:p>
          <text:p text:style-name="P50"><text:a xlink:type="simple" xlink:href="#__RefHeading___Toc1195_265881006" text:style-name="Index_20_Link" text:visited-style-name="Index_20_Link"><text:s/>2. Seadme arhitektuur ja disain<text:tab/>11</text:a></text:p>
          <text:p text:style-name="P49"><text:a xlink:type="simple" xlink:href="#__RefHeading___Toc1197_265881006" text:style-name="Index_20_Link" text:visited-style-name="Index_20_Link"><text:s/>2.1. Mehaanika<text:tab/>11</text:a></text:p>
          <text:p text:style-name="P49"><text:a xlink:type="simple" xlink:href="#__RefHeading___Toc1199_265881006" text:style-name="Index_20_Link" text:visited-style-name="Index_20_Link"><text:s/>2.2. Elektroonika<text:tab/>11</text:a></text:p>
          <text:p text:style-name="P49"><text:a xlink:type="simple" xlink:href="#__RefHeading___Toc1201_265881006" text:style-name="Index_20_Link" text:visited-style-name="Index_20_Link"><text:s/>2.3. Tarkvara<text:tab/>11</text:a></text:p>
        </text:index-body>
      </text:table-of-content>
      <text:p text:style-name="P2"/>
      <text:p text:style-name="P2"/>
      <text:p text:style-name="P2"/>
      <text:p text:style-name="P16"/>
      <text:p text:style-name="P17">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3">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3">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3">Käesolev uurimu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ustöö esimeses osas realiseeritud algoritmist, kasutajaliidesest, kust saab algpositsiooni sisestada, ja mootoritele käske saatvast liidesest.</text:p>
      <text:p text:style-name="P13">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u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39" text:outline-level="1"/>
      <text:list xml:id="list1939539507228997084" text:style-name="Outline">
        <text:list-item>
          <text:h text:style-name="P40" text:outline-level="1"><text:bookmark-start text:name="__RefHeading___Toc855_265881006"/>Lahendusalgoritmid<text:bookmark-end text:name="__RefHeading___Toc855_265881006"/></text:h>
          <text:list>
            <text:list-item>
              <text:h text:style-name="P42"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37">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37">Tüki nägu – ühikkuubi üks külg.</text:p>
      <text:p text:style-name="P14">Veerandpööre – tegevus, kus pööratakse ühte tahku 90° päripäeva või vastupäeva.</text:p>
      <text:p text:style-name="P14">Poolpööre – tegevus, kus pööratakse ühte tahku 180° (pole vahet, kas päripäeva või vastupäeva, kuna tulemus on sama).</text:p>
      <text:p text:style-name="P14">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4">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230953167719128" text:continue-numbering="true" text:style-name="Outline">
        <text:list-item>
          <text:list>
            <text:list-item>
              <text:h text:style-name="P43" text:outline-level="2"><text:bookmark-start text:name="__RefHeading___Toc857_265881006"/><text:soft-page-break/>Kasutatavate algoritmide ülevaade<text:bookmark-end text:name="__RefHeading___Toc857_265881006"/></text:h>
              <text:list>
                <text:list-item>
                  <text:h text:style-name="P45" text:outline-level="3"><text:bookmark-start text:name="__RefHeading___Toc859_265881006"/>Thistle<text:span text:style-name="T7">th</text:span>w<text:span text:style-name="T7">a</text:span>ite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4">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4">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230954919178278" text:continue-numbering="true" text:style-name="Outline">
        <text:list-item>
          <text:list>
            <text:list-item>
              <text:list>
                <text:list-item>
                  <text:h text:style-name="P46" text:outline-level="3"><text:bookmark-start text:name="__RefHeading___Toc1189_265881006"/><text:soft-page-break/>Kociemba algoritm<text:bookmark-end text:name="__RefHeading___Toc1189_265881006"/></text:h>
                </text:list-item>
              </text:list>
            </text:list-item>
          </text:list>
        </text:list-item>
      </text:list>
      <text:p text:style-name="P1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5">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7">Iteratiivselt sügavnev süvitiotsing tähendab seda, et toimub süvitiotsing, aga otsingul on piir peal, kõigepealt otsitakse väikese sügavusega ja iga kord, kui otsing lõppeb, suurendatakse sügavust mingi arvu võrra. See on kasulik, kuna asendite läbimise järjekord on sama, mis laiutiotsingul, mis on kasulik, kuna nii leitakse alati optimaalseid lahendusi. Teisest küljest vaatlemiseks valmis pandud asendite kogus on väiksem, nagu süvitiotsingul, mis 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1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230954738597591" text:continue-numbering="true" text:style-name="Outline">
        <text:list-item>
          <text:list>
            <text:list-item>
              <text:list>
                <text:list-item>
                  <text:h text:style-name="P46" text:outline-level="3"><text:bookmark-start text:name="__RefHeading___Toc1191_265881006"/><text:soft-page-break/>Korfi algoritm<text:bookmark-end text:name="__RefHeading___Toc1191_265881006"/></text:h>
                </text:list-item>
              </text:list>
            </text:list-item>
          </text:list>
        </text:list-item>
      </text:list>
      <text:p text:style-name="P25">Korfi algoritmi töötas välja arvutiteaduse doktor Richard Korf aastal 1997. Richard Korf tegi oma teadutööd põhiliselt probleemilahendamise, heuristilise otsingu ja tehisintellekti alal. <text:s/><text:span text:style-name="T7">Korfi algoritm leiab alati kõige lühema lahendused, aga see võib aega võtta väga kaua. Sarnaselt Kociemba algoritmiga kasutab Korf ID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text:span></text:p>
      <text:list xml:id="list230954314130232" text:continue-numbering="true" text:style-name="Outline">
        <text:list-item>
          <text:list>
            <text:list-item>
              <text:h text:style-name="P44"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3"/>
        <table:table-row>
          <table:table-cell table:style-name="Table1.A1" office:value-type="string">
            <text:p text:style-name="P20"/>
          </table:table-cell>
          <table:table-cell table:style-name="Table1.A1" office:value-type="string">
            <text:p text:style-name="P21">Thistlethwaite’<text:span text:style-name="T11">i algoritm</text:span></text:p>
          </table:table-cell>
          <table:table-cell table:style-name="Table1.A1" office:value-type="string">
            <text:p text:style-name="P22">Kociemba algoritm</text:p>
          </table:table-cell>
          <table:table-cell table:style-name="Table1.D1" office:value-type="string">
            <text:p text:style-name="P22">Korfi algoritm</text:p>
          </table:table-cell>
        </table:table-row>
        <table:table-row>
          <table:table-cell table:style-name="Table1.A2" office:value-type="string">
            <text:p text:style-name="P22">Väljaandmisaasta</text:p>
          </table:table-cell>
          <table:table-cell table:style-name="Table1.A2" office:value-type="string">
            <text:p text:style-name="P23">1981</text:p>
          </table:table-cell>
          <table:table-cell table:style-name="Table1.A2" office:value-type="string">
            <text:p text:style-name="P23">1992</text:p>
          </table:table-cell>
          <table:table-cell table:style-name="Table1.D2" office:value-type="string">
            <text:p text:style-name="P23">1997</text:p>
          </table:table-cell>
        </table:table-row>
        <table:table-row>
          <table:table-cell table:style-name="Table1.A2" office:value-type="string">
            <text:p text:style-name="P22">Maksimaalne käikude arv</text:p>
          </table:table-cell>
          <table:table-cell table:style-name="Table1.A2" office:value-type="string">
            <text:p text:style-name="P23">52</text:p>
          </table:table-cell>
          <table:table-cell table:style-name="Table1.A2" office:value-type="string">
            <text:p text:style-name="P23">29</text:p>
          </table:table-cell>
          <table:table-cell table:style-name="Table1.D2" office:value-type="string">
            <text:p text:style-name="P23">20</text:p>
          </table:table-cell>
        </table:table-row>
      </table:table>
      <text:p text:style-name="P36"/>
      <text:list xml:id="list230954840130153" text:continue-numbering="true" text:style-name="Outline">
        <text:list-item>
          <text:list>
            <text:list-item>
              <text:h text:style-name="P42" text:outline-level="2"><text:bookmark-start text:name="__RefHeading___Toc1193_265881006"/>Realisatsioon ja tulemuste analüüs<text:bookmark-end text:name="__RefHeading___Toc1193_265881006"/></text:h>
              <text:list>
                <text:list-item>
                  <text:h text:style-name="P47" text:outline-level="3"><text:bookmark-start text:name="__RefHeading___Toc1204_1683908717"/>Jõulahendus<text:bookmark-end text:name="__RefHeading___Toc1204_1683908717"/></text:h>
                </text:list-item>
              </text:list>
            </text:list-item>
          </text:list>
        </text:list-item>
      </text:list>
      <text:p text:style-name="P28">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oleks seda, kas kuubik on lahendatud.</text:p>
      <text:list xml:id="list230954058559746" text:continue-numbering="true" text:style-name="Outline">
        <text:list-item>
          <text:list>
            <text:list-item>
              <text:list>
                <text:list-item>
                  <text:h text:style-name="P47" text:outline-level="3"><text:bookmark-start text:name="__RefHeading___Toc1206_1683908717"/>Kociemba integreerimine<text:bookmark-end text:name="__RefHeading___Toc1206_1683908717"/></text:h>
                </text:list-item>
              </text:list>
            </text:list-item>
          </text:list>
        </text:list-item>
      </text:list>
      <text:p text:style-name="P28">Autor leidis internetist Michael Reidi implementatsiooni Kociemba algoritmist, mille ta integreeris enda programmi võrdluseks teiste lahendustega.</text:p>
      <text:list xml:id="list230953272807594" text:continue-numbering="true" text:style-name="Outline">
        <text:list-item>
          <text:list>
            <text:list-item>
              <text:list>
                <text:list-item>
                  <text:h text:style-name="P47" text:outline-level="3"><text:bookmark-start text:name="__RefHeading___Toc1208_1683908717"/><text:soft-page-break/>Thistlethwaite’i realisatsioon<text:bookmark-end text:name="__RefHeading___Toc1208_1683908717"/></text:h>
                </text:list-item>
              </text:list>
            </text:list-item>
          </text:list>
        </text:list-item>
      </text:list>
      <text:p text:style-name="P31">Thistlewaite algoritmi realisatsiooni internetis leida ei õnnestunud. Algoritmi kirjeldab artikkel <text:span text:style-name="T8">(Scherphuis 2014)</text:span>. Kirjeldus on üsna detailne – kirjeldab tegevuste samme, toob kuubiku olekuta ja lahendusvalemite vastavustabelid ning ka ühe piisavalt keeruka näite. Samas on seal terve hulk lahtiseletamata mõisteid ja tegevusi, mis teeb konkreetse algoritmi realiseerimise keerukaks.</text:p>
      <text:p text:style-name="P31">Algoritm jagab lahendamise neljaks sammuks. Iga samm tegeleb mingi ko<text:span text:style-name="T7">n</text:span>kreetse osaga lahendisest – <text:span text:style-name="T7">esimene samm pöörab servad õiget pidi, teine samm liigutab L ja R külgede näod enda või vastasküljele, kolmas samm liigutab U, F, D ja B külgede näod enda või vastas küljele ja neljas samm lahendab kuubiku kasutades vaid poolpöördeid.</text:span> Üldiselt koosneb iga samm arvutusest, mis leiab selle sammu jaoks oluliste kuubi <text:span text:style-name="T9">o</text:span>sade (nurgad, serva<text:span text:style-name="T7">d</text:span>) <text:span text:style-name="T7">asukohad või suunad</text:span> ja vastavustabelist, mis <text:span text:style-name="T9">annab leitud olekule vastava lahendusvalemi. Erandiks on esimene samm, kus artikkel vastavustabelit ei anna (tabel tuleb kas ise välja mõelda või kasutada mõnd muud algoritmi).</text:span></text:p>
      <text:p text:style-name="P32">Nagu öeldud, artikkel ei ole otse algoritmiks „ümber kirjutatav”. Kõik osad ei ole detailideni lahti kirjutaud. Keerukad kohad on:</text:p>
      <text:list xml:id="list1518720382297255454" text:style-name="L1">
        <text:list-item>
          <text:p text:style-name="P33">Kui sammu jaoks vajalike 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34">Osades sammudes on mitu tabelit ja see, kuidas õige valida, on artiklis esitatud väga skemaatiliselt. Näiteks sammu 3 tabelite kasutamist sai nuputatud kaks päeva</text:p>
        </text:list-item>
      </text:list>
      <text:p text:style-name="P35">Järgneb sammude detailne kirjeldus</text:p>
      <text:p text:style-name="P26">Esimene samm: kõigepealt määratletakse iga serva kohta, kas nad on „head” või „halvad” servad. „Hea” serv tähendab seda, et teda saab enda kohale viia paarisarvu U ja D külgede pööretega. Seejärel tuleb muuta kõik servad „heaks”. Kergemad juhud saab lahendada lihtsalt jõuga proovimise teel aga autori loodud programmi puhul juba viienda sammu proovimine <text:soft-page-break/>võtab ligikaudu 10 minutit ning ajakulu iga sammu jaoks suureneb eksponentsiaalselt. 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6">Teine samm: alustuseks tuleb üritada viia kõik LR kihi servad kihile UD nelja pöördega. Kui see ei õnnestu, tuleb need samad servad viia U kihile nelja sammuga. Seejärel tuleb määratleda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tuleb nende põhjal leida tabelist valem ja see realiseerida.</text:span></text:p>
      <text:p text:style-name="P25">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tuleb esimesest kolmanda sammu tabelist vaadata algse valemi. Järgmisena tuleb leida, milliseid nurkasid peab vahetama omavahel, et nad jõuaksid oma lõplikku asukohta. Nii tekib mingi arv nurkade gruppe, mille sees peavad nurgad üksteisega kohti vahetama. Seejärel tuleb valida õige valemite leht. Igal valemite lehel on kaks sarnast nurkade vahetamise gruppide komplekti. Üks komplekt tuleb valida selle põhjal, millised nurgad on orbiidilt väljas. Teise komplekti jaoks tuleb valida selline komplekt, mille puhul nurkade vahetamise grupid muutuvad selliseks, mis neljanda sammu tabelites olemas on. Teise komplekti valikus on 6 erinevat võimalust ja õige variandi saab leida proovimise teel. Kui õiged komplektid on valitud nurkade vahetamiseks, tuleb leida FB kihi servade asukohad ning nende põhjal tabeli valitud lehelt õige valem ja see realiseerida.</text:span></text:p>
      <text:p text:style-name="P27">Neljas samm: TEHA</text:p>
      <text:list xml:id="list230954446964439" text:continue-list="list230953272807594" text:style-name="Outline">
        <text:list-item>
          <text:list>
            <text:list-item>
              <text:list>
                <text:list-item>
                  <text:h text:style-name="P48" text:outline-level="3"><text:bookmark-start text:name="__RefHeading___Toc1210_1683908717"/>Jõudluse võrdlus<text:bookmark-end text:name="__RefHeading___Toc1210_1683908717"/></text:h>
                </text:list-item>
              </text:list>
            </text:list-item>
          </text:list>
        </text:list-item>
      </text:list>
      <text:p text:style-name="P30"/>
      <table:table table:name="Tabel2" table:style-name="Tabel2">
        <table:table-column table:style-name="Tabel2.A"/>
        <table:table-column table:style-name="Tabel2.B" table:number-columns-repeated="3"/>
        <table:table-row>
          <table:table-cell table:style-name="Tabel2.A1" office:value-type="string">
            <text:p text:style-name="P19">Segamine</text:p>
          </table:table-cell>
          <table:table-cell table:style-name="Tabel2.A1" office:value-type="string">
            <text:p text:style-name="P19">Jõulahendus</text:p>
          </table:table-cell>
          <table:table-cell table:style-name="Tabel2.A1" office:value-type="string">
            <text:p text:style-name="P19">Kociemba</text:p>
          </table:table-cell>
          <table:table-cell table:style-name="Tabel2.D1" office:value-type="string">
            <text:p text:style-name="P19">Thistlethwaite</text:p>
          </table:table-cell>
        </table:table-row>
        <text:soft-page-break/>
        <table:table-row>
          <table:table-cell table:style-name="Tabel2.A2" office:value-type="string">
            <text:p text:style-name="P19">&lt;SEGAMISE VALEM&gt;</text:p>
          </table:table-cell>
          <table:table-cell table:style-name="Tabel2.A2" office:value-type="string">
            <text:p text:style-name="P19">&lt;AEG&gt;/&lt;SAMME&gt;</text:p>
          </table:table-cell>
          <table:table-cell table:style-name="Tabel2.A2" office:value-type="string">
            <text:p text:style-name="P19"/>
          </table:table-cell>
          <table:table-cell table:style-name="Tabel2.D2" office:value-type="string">
            <text:p text:style-name="P19"/>
          </table:table-cell>
        </table:table-row>
      </table:table>
      <text:list xml:id="list230954617849622" text:continue-numbering="true" text:style-name="Outline">
        <text:list-item>
          <text:h text:style-name="P41" text:outline-level="1"><text:bookmark-start text:name="__RefHeading___Toc1195_265881006"/>Seadme arhitektuur ja disain<text:bookmark-end text:name="__RefHeading___Toc1195_265881006"/></text:h>
          <text:list>
            <text:list-item>
              <text:h text:style-name="P42" text:outline-level="2"><text:bookmark-start text:name="__RefHeading___Toc1197_265881006"/>Mehaanika<text:bookmark-end text:name="__RefHeading___Toc1197_265881006"/></text:h>
            </text:list-item>
            <text:list-item>
              <text:h text:style-name="P42" text:outline-level="2"><text:bookmark-start text:name="__RefHeading___Toc1199_265881006"/>Elektroonika<text:bookmark-end text:name="__RefHeading___Toc1199_265881006"/></text:h>
            </text:list-item>
            <text:list-item>
              <text:h text:style-name="P42" text:outline-level="2"><text:bookmark-start text:name="__RefHeading___Toc1201_265881006"/>Tarkvara<text:bookmark-end text:name="__RefHeading___Toc1201_265881006"/></text:h>
            </text:list-item>
          </text:list>
        </text:list-item>
      </text:list>
      <text:p text:style-name="P18">Kokkuvõte</text:p>
      <text:p text:style-name="P18">Kasutatud kirjandus</text:p>
      <text:p text:style-name="P24">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24">Rokicki, T., Kociemba, H., Davidson, M., Dethridge, J. (2014) God’s Number is 20. Loetud: <text:a xlink:type="simple" xlink:href="http://www.cube20.org/" text:style-name="Internet_20_link" text:visited-style-name="Visited_20_Internet_20_Link">http://www.cube20.org/</text:a>, 20.01.2018</text:p>
      <text:p text:style-name="P24">Scherphuis, J. (2014) Computer Puzzling. Loetud: <text:a xlink:type="simple" xlink:href="https://www.jaapsch.net/puzzles/compcube.htm" text:style-name="Internet_20_link" text:visited-style-name="Visited_20_Internet_20_Link">https://www.jaapsch.net/puzzles/compcube.htm</text:a>, 20.01.2018</text:p>
      <text:p text:style-name="P24">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24">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24">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29">Michael Reid (2006) Optimal Rubik’s cube solver. Loetud: <text:a xlink:type="simple" xlink:href="http://www.cflmath.com/~reid/Rubik/optimal_solver.html" text:style-name="Internet_20_link" text:visited-style-name="Visited_20_Internet_20_Link">http://www.cflmath.com/~reid/Rubik/optimal_solver.html</text:a>, 26.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style:footer>
      <style:footer-first>
        <text:p text:style-name="MP1"/>
      </style:footer-first>
      <style:footer-left>
        <text:p text:style-name="MP1"><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04T23:09:52.880530329</dc:date>
    <meta:editing-duration>PT13H28M22S</meta:editing-duration>
    <meta:editing-cycles>13</meta:editing-cycles>
    <meta:generator>LibreOffice/5.1.6.2$Linux_X86_64 LibreOffice_project/10m0$Build-2</meta:generator>
    <meta:document-statistic meta:table-count="2" meta:image-count="0" meta:object-count="0" meta:page-count="14" meta:paragraph-count="100" meta:word-count="2394" meta:character-count="17997" meta:non-whitespace-character-count="15671"/>
  </office:meta>
</office:document-meta>
</file>